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</style:style>
    <style:style style:name="T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0" style:parent-style-name="Standard" style:family="paragraph">
      <style:paragraph-properties fo:text-align="justify"/>
      <style:text-properties style:font-name="Arial" style:font-name-complex="Arial" fo:font-weight="bold" style:font-weight-asian="bold" fo:color="#000000" fo:font-size="10pt" style:font-size-asian="10pt" fo:language="es" fo:country="ES"/>
    </style:style>
    <style:style style:name="P11" style:parent-style-name="Standard" style:family="paragraph">
      <style:paragraph-properties fo:text-align="justify" fo:line-height="104%"/>
    </style:style>
    <style:style style:name="T1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3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14" style:parent-style-name="Standard" style:family="paragraph">
      <style:paragraph-properties fo:text-align="justify" fo:line-height="104%"/>
    </style:style>
    <style:style style:name="T15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17" style:parent-style-name="Standard" style:family="paragraph">
      <style:paragraph-properties fo:text-align="justify" fo:line-height="104%"/>
    </style:style>
    <style:style style:name="T1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19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1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24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25" style:parent-style-name="ListParagraph" style:family="paragraph">
      <style:paragraph-properties fo:text-align="justify" fo:line-height="104%"/>
    </style:style>
    <style:style style:name="T26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7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1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2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3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4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5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6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P37" style:parent-style-name="ListParagraph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38" style:parent-style-name="ListParagraph" style:family="paragraph">
      <style:paragraph-properties fo:text-align="justify" fo:line-height="104%"/>
    </style:style>
    <style:style style:name="T3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4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4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2" style:parent-style-name="ListParagraph" style:family="paragraph">
      <style:text-properties style:font-name="Arial" style:font-name-asian="Calibri" style:font-name-complex="Arial" fo:font-size="10pt" style:font-size-asian="10pt" style:font-size-complex="11pt"/>
    </style:style>
    <style:style style:name="P43" style:parent-style-name="ListParagraph" style:family="paragraph">
      <style:paragraph-properties fo:text-align="justify" fo:line-height="104%"/>
    </style:style>
    <style:style style:name="T44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46" style:parent-style-name="Standard" style:family="paragraph">
      <style:paragraph-properties fo:text-align="justify" fo:line-height="104%"/>
    </style:style>
    <style:style style:name="T47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T48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49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/>
    </style:style>
    <style:style style:name="P50" style:parent-style-name="Standard" style:family="paragraph">
      <style:paragraph-properties fo:text-align="center" fo:line-height="104%"/>
    </style:style>
    <style:style style:name="T51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/>
    </style:style>
    <style:style style:name="T52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3" style:parent-style-name="Standard" style:family="paragraph">
      <style:paragraph-properties fo:text-align="center" fo:line-height="104%"/>
    </style:style>
    <style:style style:name="T54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5" style:parent-style-name="Standard" style:family="paragraph">
      <style:paragraph-properties fo:text-align="center" fo:line-height="104%"/>
    </style:style>
    <style:style style:name="T56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/>
    </style:style>
    <style:style style:name="P58" style:parent-style-name="Standard" style:family="paragraph">
      <style:paragraph-properties fo:text-align="justify" fo:line-height="104%"/>
    </style:style>
    <style:style style:name="T5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60" style:parent-style-name="Internetlink" style:family="text">
      <style:text-properties style:font-name="Arial" style:font-name-asian="Calibri" style:font-name-complex="Arial" fo:font-size="10pt" style:font-size-asian="10pt" style:font-size-complex="11pt"/>
    </style:style>
    <style:style style:name="T6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2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3" style:parent-style-name="Standard" style:family="paragraph">
      <style:paragraph-properties fo:text-align="justify" fo:line-height="104%"/>
    </style:style>
    <style:style style:name="T64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8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9" style:parent-style-name="Standard" style:family="paragraph">
      <style:paragraph-properties fo:text-align="justify" fo:line-height="104%"/>
    </style:style>
    <style:style style:name="T7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71" style:parent-style-name="Standard" style:family="paragraph">
      <style:paragraph-properties fo:text-align="justify" fo:line-height="104%"/>
    </style:style>
    <style:style style:name="T72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3" style:parent-style-name="Standard" style:family="paragraph">
      <style:paragraph-properties fo:text-align="justify" fo:line-height="104%"/>
    </style:style>
    <style:style style:name="T74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5" style:parent-style-name="Standard" style:family="paragraph">
      <style:paragraph-properties fo:text-align="justify" fo:line-height="104%"/>
    </style:style>
    <style:style style:name="T76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7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8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72204in, 0in, 0.74527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 1" text:anchor-type="paragraph" svg:x="-0.32087in" svg:y="0.34449in" svg:width="2.79173in" svg:height="0.8252in" style:rel-width="scale" style:rel-height="scale"><draw:image xlink:href="media/image1.png" xlink:type="simple" xlink:show="embed" xlink:actuate="onLoad"/><svg:title/><svg:desc>Visacom | LinkedIn</svg:desc></draw:frame></text:span><text:span text:style-name="T3">Guayaquil, 30 de noviembre del 2021.</text:span></text:p>
      <text:p text:style-name="P4"/>
      <text:p text:style-name="P5"/>
      <text:p text:style-name="P6"/>
      <text:p text:style-name="P7"/>
      <text:p text:style-name="P8"><text:span text:style-name="T9">Señor</text:span></text:p>
      <text:p text:style-name="P10">DUNN DELGADO CRISTEL VIOLETA</text:p>
      <text:p text:style-name="P11"><text:span text:style-name="T12">Presente</text:span></text:p>
      <text:p text:style-name="P13"/>
      <text:p text:style-name="P14"><text:span text:style-name="T15">De mis consideraciones:</text:span></text:p>
      <text:p text:style-name="P16"/>
      <text:p text:style-name="P17"><text:span text:style-name="T18">En relación con la auditoría independiente de los estados financieros de<text:s/></text:span><text:span text:style-name="T19">VISACOM S.A.</text:span><text:span text:style-name="T20"><text:s/>que está siendo llevada a cabo por nuestros auditores externos<text:s/></text:span><text:span text:style-name="T21">CPAALMEIDA CIA. LTDA.</text:span><text:span text:style-name="T22">, por el año que terminará el 31 de diciembre del 2021, por medio del presente nos permitimos solicitar se sirvan confirmar, directamente a ellos, la siguiente información</text:span><text:span text:style-name="T23">:</text:span></text:p>
      <text:p text:style-name="P24"/>
      <text:list text:style-name="WWNum1">
        <text:list-item text:start-value="1">
          <text:p text:style-name="P25"><text:span text:style-name="T26">Estado de cuenta<text:s/></text:span><text:span text:style-name="T27">VISACOM S.A.</text:span><text:span text:style-name="T28">, conteniendo el detalle de las transacciones (facturación, pagos, etc.) realizadas con Uds., durante el año 202</text:span><text:span text:style-name="T29">1</text:span><text:span text:style-name="T30"><text:s/></text:span><text:span text:style-name="T31">hasta el 3</text:span><text:span text:style-name="T32">0</text:span><text:span text:style-name="T33"><text:s/>de<text:s/></text:span><text:span text:style-name="T34">s</text:span><text:span text:style-name="T35">eptiembre</text:span><text:span text:style-name="T36"><text:s/>del 2021.</text:span></text:p>
        </text:list-item>
      </text:list>
      <text:p text:style-name="P37"/>
      <text:list text:style-name="WWNum1" text:continue-numbering="true">
        <text:list-item>
          <text:p text:style-name="P38"><text:span text:style-name="T39">S</text:span><text:span text:style-name="T40">aldo adeudado por nosotros al 30 de septiembre del 2021 o a la fecha de su respuesta</text:span><text:span text:style-name="T41">.</text:span></text:p>
        </text:list-item>
      </text:list>
      <text:p text:style-name="P42"/>
      <text:list text:style-name="WWNum1" text:continue-numbering="true">
        <text:list-item>
          <text:p text:style-name="P43"><text:span text:style-name="T44">Cualquier otra información que consideren importante para propósitos de la auditoría independiente, tal como contratos firmados, garantías, anticipos, pagos, créditos etc.</text:span></text:p>
        </text:list-item>
      </text:list>
      <text:p text:style-name="P45"/>
      <text:p text:style-name="P46"><text:span text:style-name="T47">Agradecemos remitir su<text:s/></text:span><text:span text:style-name="T48">respuesta directamente a nuestros auditores externos:</text:span></text:p>
      <text:p text:style-name="P49"/>
      <text:p text:style-name="P50"><text:span text:style-name="T51">CPAALMEIDA CIA. LTDA.</text:span><text:span text:style-name="T52">,</text:span></text:p>
      <text:p text:style-name="P53"><text:span text:style-name="T54">Torres del Mall, Centro Comercial Mall del Sol, Torre B, Piso 4</text:span></text:p>
      <text:p text:style-name="P55"><text:span text:style-name="T56">Teléfono 098-723-9800</text:span></text:p>
      <text:p text:style-name="P57"/>
      <text:p text:style-name="P58"><text:span text:style-name="T59">Para agilizar el proceso, esta información puede ser enviada por correo electrónico a<text:s/></text:span><text:a xlink:href="mailto:calmeida@cpalmeida.com" office:target-frame-name="_top" xlink:show="replace"><text:span text:style-name="T60">calmeida@cpalmeida.com</text:span></text:a><text:span text:style-name="T61"><text:s/>mientras las respuestas originales son recibidas por nuestros auditores independientes.</text:span></text:p>
      <text:p text:style-name="P62"/>
      <text:p text:style-name="P63"><text:span text:style-name="T64">Atentamente,</text:span></text:p>
      <text:p text:style-name="P65"/>
      <text:p text:style-name="P66"/>
      <text:p text:style-name="P67"/>
      <text:p text:style-name="P68"/>
      <text:p text:style-name="P69"><text:span text:style-name="T70">Casal Rizzo María Dolores</text:span></text:p>
      <text:p text:style-name="P71"><text:span text:style-name="T72">PRESIDENTE</text:span></text:p>
      <text:p text:style-name="P73"><text:span text:style-name="T74">VISACOM S.A.</text:span></text:p>
      <text:p text:style-name="P75"><text:span text:style-name="T76">RUC: 0992333618001</text:span></text:p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F" style:font-name-complex="F" fo:color="#2E74B5" fo:font-size="16pt" style:font-size-asian="16pt" style:font-size-complex="16pt" fo:language="es" fo:country="EC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arlos-Gustavo Almeida</dc:creator>
    <meta:creation-date>2020-12-02T04:50:00Z</meta:creation-date>
    <dc:date>2021-12-27T17:04:00Z</dc:date>
    <meta:template xlink:href="Normal.dotm" xlink:type="simple"/>
    <meta:editing-cycles>10</meta:editing-cycles>
    <meta:editing-duration>PT28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8" meta:character-count="1416" meta:row-count="10" meta:non-whitespace-character-count="1200"/>
  </office:meta>
</office:document-meta>
</file>